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3" style:family="paragraph" style:parent-style-name="Text_20_body">
      <style:text-properties style:font-name="Calibri"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Text_20_body">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5" style:family="paragraph" style:parent-style-name="Text_20_body">
      <style:text-properties style:font-name="Calibri" fo:font-size="12pt" fo:font-style="normal" style:font-size-asian="12pt" style:font-style-asian="normal" style:font-size-complex="12pt" style:font-style-complex="normal"/>
    </style:style>
    <style:style style:name="P6" style:family="paragraph" style:parent-style-name="Text_20_body">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text-properties style:font-name="Calibri"/>
    </style:style>
    <style:style style:name="P8" style:family="paragraph" style:parent-style-name="Text_20_body" style:list-style-name="L1">
      <style:text-properties style:font-name="Calibri" fo:font-size="12pt" fo:font-style="normal" style:font-size-asian="12pt" style:font-style-asian="normal" style:font-size-complex="12pt" style:font-style-complex="normal"/>
    </style:style>
    <style:style style:name="P9" style:family="paragraph" style:parent-style-name="Text_20_body">
      <style:text-properties style:font-name="Calibri" fo:font-size="12pt" fo:font-style="normal" officeooo:rsid="000a1ef0" officeooo:paragraph-rsid="000a1ef0" style:font-size-asian="12pt" style:font-style-asian="normal" style:font-size-complex="12pt" style:font-style-complex="normal"/>
    </style:style>
    <style:style style:name="P10" style:family="paragraph" style:parent-style-name="Text_20_body" style:list-style-name="L1">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11" style:family="paragraph" style:parent-style-name="Text_20_body">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2" style:family="paragraph" style:parent-style-name="Text_20_body" style:list-style-name="L2">
      <style:text-properties style:font-name="Calibri" fo:font-size="12pt" fo:language="zxx" fo:country="none" fo:font-style="normal" officeooo:rsid="0009c9cc" officeooo:paragraph-rsid="0009c9cc" style:font-size-asian="12pt" style:language-asian="zxx" style:country-asian="none" style:font-style-asian="normal" style:font-size-complex="12pt" style:language-complex="zxx" style:country-complex="none" style:font-style-complex="normal"/>
    </style:style>
    <style:style style:name="P13" style:family="paragraph" style:parent-style-name="Text_20_body" style:list-style-name="L3">
      <style:text-properties style:font-name="Calibri" fo:font-size="12pt" fo:language="zxx" fo:country="none" fo:font-style="normal" officeooo:rsid="000a1ef0" officeooo:paragraph-rsid="000a1ef0" style:font-size-asian="12pt" style:language-asian="zxx" style:country-asian="none" style:font-style-asian="normal" style:font-size-complex="12pt" style:language-complex="zxx" style:country-complex="none" style:font-style-complex="normal"/>
    </style:style>
    <style:style style:name="P14" style:family="paragraph" style:parent-style-name="Text_20_body" style:list-style-name="L2">
      <style:text-properties style:font-name="Calibri" fo:font-size="12pt" fo:language="zxx" fo:country="none" fo:font-style="normal" officeooo:rsid="000b184d" officeooo:paragraph-rsid="000b184d" style:font-size-asian="12pt" style:language-asian="zxx" style:country-asian="none" style:font-style-asian="normal" style:font-size-complex="12pt" style:language-complex="zxx" style:country-complex="none" style:font-style-complex="normal"/>
    </style:style>
    <style:style style:name="P15" style:family="paragraph" style:parent-style-name="Text_20_body" style:list-style-name="L2">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16" style:family="paragraph" style:parent-style-name="Text_20_body" style:list-style-name="L3">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17" style:family="paragraph" style:parent-style-name="Text_20_body">
      <style:text-properties style:font-name="Calibri" fo:font-size="12pt" fo:language="zxx" fo:country="none" fo:font-style="normal" officeooo:rsid="000d5f58" officeooo:paragraph-rsid="000d5f58" style:font-size-asian="12pt" style:language-asian="zxx" style:country-asian="none" style:font-style-asian="normal" style:font-size-complex="12pt" style:language-complex="zxx" style:country-complex="none" style:font-style-complex="normal"/>
    </style:style>
    <style:style style:name="P18" style:family="paragraph" style:parent-style-name="Text_20_body">
      <style:text-properties style:font-name="Calibri" fo:font-size="12pt" officeooo:rsid="000d5f58" officeooo:paragraph-rsid="000d5f58" style:font-size-asian="12pt" style:font-size-complex="12pt"/>
    </style:style>
    <style:style style:name="P19" style:family="paragraph" style:parent-style-name="Text_20_body">
      <style:text-properties style:font-name="Calibri" officeooo:paragraph-rsid="000b184d"/>
    </style:style>
    <style:style style:name="P20" style:family="paragraph" style:parent-style-name="Text_20_body">
      <style:text-properties style:font-name="Calibri" officeooo:paragraph-rsid="000b49de"/>
    </style:style>
    <style:style style:name="P21" style:family="paragraph" style:parent-style-name="Text_20_body">
      <style:text-properties fo:color="#000080" style:font-name="Calibri" fo:font-size="12pt" fo:language="zxx" fo:country="none" style:text-underline-style="solid" style:text-underline-width="auto" style:text-underline-color="font-color" officeooo:rsid="000b49de" officeooo:paragraph-rsid="000b49de" style:font-size-asian="12pt" style:language-asian="zxx" style:country-asian="none" style:font-size-complex="12pt" style:language-complex="zxx" style:country-complex="none"/>
    </style:style>
    <style:style style:name="P22" style:family="paragraph" style:parent-style-name="Text_20_body">
      <style:text-properties officeooo:paragraph-rsid="000c6f87"/>
    </style:style>
    <style:style style:name="P23" style:family="paragraph" style:parent-style-name="Text_20_body">
      <style:text-properties officeooo:paragraph-rsid="000c71e3"/>
    </style:style>
    <style:style style:name="P24" style:family="paragraph" style:parent-style-name="Heading_20_2">
      <style:text-properties style:font-name="Calibri" fo:font-size="18pt" fo:font-style="normal" style:font-size-asian="18pt" style:font-style-asian="normal" style:font-size-complex="18pt" style:font-style-complex="normal"/>
    </style:style>
    <style:style style:name="P25" style:family="paragraph" style:parent-style-name="Heading_20_2">
      <style:text-properties style:font-name="Calibri" fo:font-size="18pt" fo:font-style="normal" officeooo:paragraph-rsid="0009c9cc" style:font-size-asian="18pt" style:font-style-asian="normal" style:font-size-complex="18pt" style:font-style-complex="normal"/>
    </style:style>
    <style:style style:name="P26" style:family="paragraph" style:parent-style-name="Heading_20_2">
      <style:text-properties style:font-name="Calibri" fo:font-size="18pt" fo:font-style="normal" fo:font-weight="bold" style:font-size-asian="18pt" style:font-style-asian="normal" style:font-weight-asian="bold" style:font-size-complex="18pt" style:font-style-complex="normal" style:font-weight-complex="bold"/>
    </style:style>
    <style:style style:name="P27" style:family="paragraph" style:parent-style-name="Heading_20_2">
      <style:text-properties officeooo:paragraph-rsid="000a2afd"/>
    </style:style>
    <style:style style:name="P28" style:family="paragraph" style:parent-style-name="Heading_20_2">
      <style:paragraph-properties fo:break-before="page"/>
      <style:text-properties style:font-name="Calibri" fo:font-size="18pt" fo:font-style="normal" style:font-size-asian="18pt" style:font-style-asian="normal" style:font-size-complex="18pt" style:font-style-complex="normal"/>
    </style:style>
    <style:style style:name="P29" style:family="paragraph" style:parent-style-name="Heading_20_2">
      <style:paragraph-properties fo:break-before="page"/>
      <style:text-properties style:font-name="Calibri" fo:font-size="18pt" fo:language="zxx" fo:country="none" fo:font-style="normal" officeooo:paragraph-rsid="000b184d" style:font-size-asian="18pt" style:language-asian="zxx" style:country-asian="none" style:font-style-asian="normal" style:font-size-complex="18pt" style:language-complex="zxx" style:country-complex="none" style:font-style-complex="normal"/>
    </style:style>
    <style:style style:name="P30" style:family="paragraph" style:parent-style-name="Heading_20_1">
      <style:paragraph-properties fo:break-before="page"/>
      <style:text-properties style:font-name="Calibri" fo:font-size="20pt" style:font-size-asian="20pt" style:font-size-complex="20pt"/>
    </style:style>
    <style:style style:name="P31" style:family="paragraph" style:parent-style-name="Heading_20_1">
      <style:paragraph-properties fo:break-before="page"/>
      <style:text-properties style:font-name="Calibri" fo:font-size="20pt" fo:language="zxx" fo:country="none"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P32" style:family="paragraph" style:parent-style-name="Heading_20_1">
      <style:paragraph-properties fo:break-before="page"/>
      <style:text-properties style:font-name="Calibri" fo:font-size="20pt" fo:font-style="normal" fo:font-weight="bold" style:font-size-asian="20pt" style:font-style-asian="normal" style:font-weight-asian="bold" style:font-size-complex="20pt" style:font-style-complex="normal" style:font-weight-complex="bold"/>
    </style:style>
    <style:style style:name="P33" style:family="paragraph" style:parent-style-name="Heading_20_3">
      <style:text-properties style:font-name="Calibri" fo:font-size="14pt" fo:font-style="normal" style:font-size-asian="14pt" style:font-style-asian="normal" style:font-size-complex="14pt" style:font-style-complex="normal"/>
    </style:style>
    <style:style style:name="P34" style:family="paragraph" style:parent-style-name="Heading_20_3">
      <style:paragraph-properties fo:margin-top="0.423cm" fo:margin-bottom="0.212cm" style:contextual-spacing="false" fo:keep-with-next="always"/>
      <style:text-properties style:font-name="Calibri" fo:font-size="14pt" fo:language="zxx" fo:country="none" fo:font-style="normal" fo:font-weight="bold" style:font-name-asian="Andale Sans UI" style:font-size-asian="14pt" style:language-asian="zxx" style:country-asian="none" style:font-style-asian="normal" style:font-weight-asian="bold" style:font-name-complex="Tahoma" style:font-size-complex="14pt" style:language-complex="zxx" style:country-complex="none" style:font-style-complex="normal" style:font-weight-complex="bold"/>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Calibri"/>
    </style:style>
    <style:style style:name="T2" style:family="text">
      <style:text-properties style:font-name="Calibri" fo:font-size="18pt" fo:font-style="normal" style:font-size-asian="18pt" style:font-style-asian="normal" style:font-size-complex="18pt" style:font-style-complex="normal"/>
    </style:style>
    <style:style style:name="T3" style:family="text">
      <style:text-properties style:font-name="Calibri" fo:font-size="18pt" fo:font-style="normal" officeooo:rsid="000a2afd" style:font-size-asian="18pt" style:font-style-asian="normal" style:font-size-complex="18pt" style:font-style-complex="normal"/>
    </style:style>
    <style:style style:name="T4" style:family="text">
      <style:text-properties style:font-name="Calibri" fo:font-size="12pt" fo:language="zxx" fo:country="none" fo:font-style="normal" officeooo:rsid="000a2afd" style:font-size-asian="12pt" style:language-asian="zxx" style:country-asian="none" style:font-style-asian="normal" style:font-size-complex="12pt" style:language-complex="zxx" style:country-complex="none" style:font-style-complex="normal"/>
    </style:style>
    <style:style style:name="T5" style:family="text">
      <style:text-properties style:font-name="Calibri" fo:font-size="12pt" fo:language="zxx" fo:country="none" fo:font-style="normal" officeooo:rsid="000b184d" style:font-size-asian="12pt" style:language-asian="zxx" style:country-asian="none" style:font-style-asian="normal" style:font-size-complex="12pt" style:language-complex="zxx" style:country-complex="none" style:font-style-complex="normal"/>
    </style:style>
    <style:style style:name="T6" style:family="text">
      <style:text-properties style:font-name="Calibri" fo:font-size="12pt" fo:language="zxx" fo:country="none" fo:font-style="normal" officeooo:rsid="000c71e3" style:font-size-asian="12pt" style:language-asian="zxx" style:country-asian="none" style:font-style-asian="normal" style:font-size-complex="12pt" style:language-complex="zxx" style:country-complex="none" style:font-style-complex="normal"/>
    </style:style>
    <style:style style:name="T7" style:family="text">
      <style:text-properties style:font-name="Calibri" fo:font-size="14pt" fo:font-style="normal" style:font-size-asian="14pt" style:font-style-asian="normal" style:font-size-complex="14pt" style:font-style-complex="normal"/>
    </style:style>
    <style:style style:name="T8" style:family="text">
      <style:text-properties style:font-name="Calibri" fo:font-size="14pt" fo:font-style="normal" officeooo:rsid="000d5f58" style:font-size-asian="14pt" style:font-style-asian="normal" style:font-size-complex="14pt" style:font-style-complex="normal"/>
    </style:style>
    <style:style style:name="T9" style:family="text">
      <style:text-properties fo:font-weight="bold" style:font-weight-asian="bold" style:font-weight-complex="bold"/>
    </style:style>
    <style:style style:name="T10" style:family="text">
      <style:text-properties fo:font-weight="bold" officeooo:rsid="0009c9cc" style:font-weight-asian="bold" style:font-weight-complex="bold"/>
    </style:style>
    <style:style style:name="T11" style:family="text">
      <style:text-properties officeooo:rsid="000a1ef0"/>
    </style:style>
    <style:style style:name="T12" style:family="text">
      <style:text-properties officeooo:rsid="000a2afd"/>
    </style:style>
    <style:style style:name="T13" style:family="text">
      <style:text-properties officeooo:rsid="000b184d"/>
    </style:style>
    <style:style style:name="T14" style:family="text">
      <style:text-properties fo:color="#000080" fo:font-size="12pt" fo:language="zxx" fo:country="none" fo:font-style="normal" style:text-underline-style="solid" style:text-underline-width="auto" style:text-underline-color="font-color" officeooo:rsid="000a2afd" style:font-size-asian="12pt" style:language-asian="zxx" style:country-asian="none" style:font-style-asian="normal" style:font-size-complex="12pt" style:language-complex="zxx" style:country-complex="none" style:font-style-complex="normal"/>
    </style:style>
    <style:style style:name="T15" style:family="text">
      <style:text-properties fo:color="#000080" fo:font-size="12pt" fo:language="zxx" fo:country="none" fo:font-style="normal" style:text-underline-style="solid" style:text-underline-width="auto" style:text-underline-color="font-color" officeooo:rsid="000b49de" style:font-size-asian="12pt" style:language-asian="zxx" style:country-asian="none" style:font-style-asian="normal" style:font-size-complex="12pt" style:language-complex="zxx" style:country-complex="none" style:font-style-complex="normal"/>
    </style:style>
    <style:style style:name="T16" style:family="text">
      <style:text-properties fo:font-style="normal" officeooo:rsid="000a2afd" style:font-style-asian="normal" style:font-style-complex="normal"/>
    </style:style>
    <style:style style:name="T17" style:family="text">
      <style:text-properties officeooo:rsid="000c71e3"/>
    </style:style>
    <style:style style:name="T18" style:family="text">
      <style:text-properties officeooo:rsid="000d5f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5">1 Einleitung<text:tab/>2</text:p>
          <text:p text:style-name="P35">2 Frameworks<text:tab/>3</text:p>
          <text:p text:style-name="P36">2.1 Bootstrap<text:tab/>3</text:p>
          <text:p text:style-name="P37">2.1.1 Einleitung<text:tab/>3</text:p>
          <text:p text:style-name="P37">2.1.2 Eigenschaften<text:tab/>3</text:p>
          <text:p text:style-name="P37">2.1.3 Vorteile<text:tab/>3</text:p>
          <text:p text:style-name="P37">2.1.4 Nachteile<text:tab/>3</text:p>
          <text:p text:style-name="P37">2.1.5 Fazit<text:tab/>3</text:p>
          <text:p text:style-name="P36">2.2 Semantic UI<text:tab/>4</text:p>
          <text:p text:style-name="P37">2.2.1 Einleitung<text:tab/>4</text:p>
          <text:p text:style-name="P37">2.2.2 Eigenschaften<text:tab/>4</text:p>
          <text:p text:style-name="P37">2.2.3 Vorteile<text:tab/>4</text:p>
          <text:p text:style-name="P37">2.2.4 Nachteile<text:tab/>4</text:p>
          <text:p text:style-name="P37">2.2.5 Fazit<text:tab/>4</text:p>
          <text:p text:style-name="P36">2.3 Vergleich<text:tab/>5</text:p>
          <text:p text:style-name="P35">3 Ablauf<text:tab/>6</text:p>
          <text:p text:style-name="P37">2.1.1 lorem<text:tab/>6</text:p>
          <text:p text:style-name="P37">2.1.2 ipsum<text:tab/>6</text:p>
          <text:p text:style-name="P37">2.1.3 dolor<text:tab/>6</text:p>
          <text:p text:style-name="P37">2.1.4 amet<text:tab/>6</text:p>
          <text:p text:style-name="P37">2.1.5 Allgemeines Aktivitätsdiagramm<text:tab/>6</text:p>
          <text:p text:style-name="P35">4 Programm<text:tab/>7</text:p>
          <text:p text:style-name="P36">4.1 Hauptmenü<text:tab/>7</text:p>
          <text:p text:style-name="P36">4.2 Spiele<text:tab/>7</text:p>
          <text:p text:style-name="P37">4.2.1 Zu pflegende Eigenschaften<text:tab/>7</text:p>
          <text:p text:style-name="P36">4.3 Ergebnisse<text:tab/>7</text:p>
          <text:p text:style-name="P37">4.2.1 Zu pflegende Eigenschaften<text:tab/>7</text:p>
          <text:p text:style-name="P36">4.4 whatever<text:tab/>7</text:p>
          <text:p text:style-name="P37">4.2.1 Zu pflegende Eigenschaften<text:tab/>7</text:p>
          <text:p text:style-name="P35">5 Quellen<text:tab/>8</text:p>
          <text:p text:style-name="P36">5.1 Bootstrap<text:tab/>8</text:p>
          <text:p text:style-name="P36">5.2 Semantic UI<text:tab/>8</text:p>
        </text:index-body>
      </text:table-of-content>
      <text:p text:style-name="Standard"/>
      <text:h text:style-name="P30" text:outline-level="1">1 Einleitung</text:h>
      <text:p text:style-name="P18">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h text:style-name="P31" text:outline-level="1">2 Frameworks</text:h>
      <text:h text:style-name="P25" text:outline-level="2">2.1 <text:span text:style-name="T9">Bootstrap</text:span></text:h>
      <text:h text:style-name="P33" text:outline-level="3">2.1.1 Einleitung</text:h>
      <text:p text:style-name="P9">Bootstrap wurde von Twitter entwickelt und war gedacht, <text:span text:style-name="T12">um</text:span> die eigene aufwändige Oberflächenentwicklung zu erleichtern. Ursprünglich als internes Werkzeug gedacht wurde das Potential von Bootstrap später erkannt und 2011 als Open-Source-Projekt der Öffentlichkeit geteilt.</text:p>
      <text:h text:style-name="P33" text:outline-level="3">2.1.2 Eigenschaften</text:h>
      <text:p text:style-name="P22"><text:span text:style-name="T4">Bootstrap </text:span><text:span text:style-name="T5">lässt sich über eine spezielle „Customize“-Option verändern, um für das eigene Projekt nur die benötigten Komponenten anzuwählen und diverse Werte (z.B. Schriftgröße, -farbe, Breite der Gridspalten) an die eigenen Bedürfnisse anzupassen. </text:span><text:span text:style-name="T6">Letzteres wird dadurch erleichtert, indem der LESS CSS-Compiler verwendet wird, der Styles als Variablen repräsentiert.</text:span></text:p>
      <text:h text:style-name="P33" text:outline-level="3">2.1.3 Vorteile</text:h>
      <text:list xml:id="list5236948562738620494" text:style-name="L2">
        <text:list-item>
          <text:p text:style-name="P12">Boostrap beinhaltet <text:span text:style-name="T13">wiederverwendbare</text:span> Komponenten wie z.B. Buttons <text:span text:style-name="T13">oder</text:span> <text:span text:style-name="T11">Navigationselemente</text:span></text:p>
        </text:list-item>
        <text:list-item>
          <text:p text:style-name="P12">Bootstrap beinhaltet jQuery-Plugins für Menüs, <text:span text:style-name="T13">Tooltips</text:span>, etc.</text:p>
        </text:list-item>
        <text:list-item>
          <text:p text:style-name="P12">Bootstrap arbeitet mit dem 9<text:span text:style-name="T18">4</text:span>0 Grid System (12 Spalten)</text:p>
        </text:list-item>
        <text:list-item>
          <text:p text:style-name="P12">Bootstrap ist mit fast allen neuen Browser kompatibel.</text:p>
        </text:list-item>
        <text:list-item>
          <text:p text:style-name="P14">Bootstrap gewährleistet ein einheitliches Erscheinungsbild unabhängig vom Endgerät.</text:p>
        </text:list-item>
        <text:list-item>
          <text:p text:style-name="P15">Bootstrap kann mit zahlreichen Erweiterungen ausgebaut werden (z.B. für Wordpress oder Facebook Applikationen)</text:p>
        </text:list-item>
      </text:list>
      <text:h text:style-name="P33" text:outline-level="3">2.1.4 Nachteile</text:h>
      <text:list xml:id="list148808944387725606" text:style-name="L3">
        <text:list-item>
          <text:p text:style-name="P13">Keine Klassen für mehrschichtige Menüs vorhanden</text:p>
        </text:list-item>
        <text:list-item>
          <text:p text:style-name="P13">Die oben genannten jQuery-Plugins sind sehr basic.</text:p>
        </text:list-item>
        <text:list-item>
          <text:p text:style-name="P13"><text:span text:style-name="T17">Bei zuviel Spielerrei können </text:span>Schönheitsfehler <text:span text:style-name="T17">entstehen </text:span>(<text:span text:style-name="T17">z.B. </text:span>Formulare verschoben)</text:p>
        </text:list-item>
        <text:list-item>
          <text:p text:style-name="P16">Das Grid System ist relaitiv groß was sich negativ auf die Ladezeit der Webseite auswirkt</text:p>
        </text:list-item>
      </text:list>
      <text:h text:style-name="P33" text:outline-level="3">2.1.5 Fazit</text:h>
      <text:p text:style-name="Text_20_body"><text:span text:style-name="T7">//</text:span><text:span text:style-name="T8">TODO unfertig</text:span></text:p>
      <text:p text:style-name="P17">Wichtig für uns ist, dass es eine Yii2 Erweiterung für Bootstrap existiert.</text:p>
      <text:h text:style-name="P28" text:outline-level="2">2.2 <text:span text:style-name="T12">Semantic UI</text:span></text:h>
      <text:h text:style-name="P33" text:outline-level="3">2.2.1 Einleitung</text:h>
      <text:p text:style-name="P5">Bla</text:p>
      <text:h text:style-name="P33" text:outline-level="3">2.2.2 Eigenschaften</text:h>
      <text:p text:style-name="P2">bla</text:p>
      <text:h text:style-name="P33" text:outline-level="3">2.2.3 Vorteile</text:h>
      <text:p text:style-name="P2">bla</text:p>
      <text:h text:style-name="P33" text:outline-level="3">2.2.4 Nachteile</text:h>
      <text:p text:style-name="P2">bla</text:p>
      <text:h text:style-name="P33" text:outline-level="3">2.2.5 Fazit</text:h>
      <text:p text:style-name="P2">Bla</text:p>
      <text:h text:style-name="P29" text:outline-level="2">2.<text:span text:style-name="T13">3</text:span> <text:span text:style-name="T13">Vergleich</text:span></text:h>
      <text:h text:style-name="P32" text:outline-level="1">3 Ablauf</text:h>
      <text:p text:style-name="P6">&lt;Ablaufdiagramm&gt;</text:p>
      <text:h text:style-name="P33" text:outline-level="3">2.1.1 lorem</text:h>
      <text:p text:style-name="P5">Bla</text:p>
      <text:h text:style-name="P33" text:outline-level="3">2.1.2 ipsum</text:h>
      <text:p text:style-name="P2">bla</text:p>
      <text:h text:style-name="P33" text:outline-level="3">2.1.3 dolor</text:h>
      <text:p text:style-name="P2">bla</text:p>
      <text:h text:style-name="P33" text:outline-level="3">2.1.4 amet</text:h>
      <text:p text:style-name="P2">bla</text:p>
      <text:h text:style-name="P33" text:outline-level="3">2.1.5 Allgemeines Aktivitätsdiagramm</text:h>
      <text:p text:style-name="P3">bla</text:p>
      <text:h text:style-name="P32" text:outline-level="1">4 Programm</text:h>
      <text:h text:style-name="P24" text:outline-level="2">4.1 Hauptmenü</text:h>
      <text:p text:style-name="P5">&lt;Use Case&gt;</text:p>
      <text:h text:style-name="P24" text:outline-level="2">4.2 Spiele</text:h>
      <text:p text:style-name="P5">&lt;Use Case&gt;</text:p>
      <text:h text:style-name="P33" text:outline-level="3">4.2.1 Zu pflegende Eigenschaften</text:h>
      <text:p text:style-name="P5">blabla:</text:p>
      <text:list xml:id="list5055279801263828558" text:style-name="L1">
        <text:list-item>
          <text:p text:style-name="P8">lorem</text:p>
        </text:list-item>
        <text:list-item>
          <text:p text:style-name="P8">ipsum</text:p>
        </text:list-item>
        <text:list-item>
          <text:p text:style-name="P8">dolor</text:p>
        </text:list-item>
      </text:list>
      <text:p text:style-name="P5">&lt;Use Case&gt;</text:p>
      <text:h text:style-name="P24" text:outline-level="2">4.3 Ergebnisse</text:h>
      <text:p text:style-name="P6">&lt;Use Case&gt;</text:p>
      <text:h text:style-name="P33" text:outline-level="3">4.2.1 Zu pflegende Eigenschaften</text:h>
      <text:p text:style-name="P5">blabla:</text:p>
      <text:list xml:id="list154204728859946" text:continue-numbering="true" text:style-name="L1">
        <text:list-item>
          <text:p text:style-name="P8">lorem</text:p>
        </text:list-item>
        <text:list-item>
          <text:p text:style-name="P8">ipsum</text:p>
        </text:list-item>
        <text:list-item>
          <text:p text:style-name="P8">dolor</text:p>
        </text:list-item>
      </text:list>
      <text:p text:style-name="P5">&lt;Use Case&gt;</text:p>
      <text:h text:style-name="P26" text:outline-level="2">4.4 whatever</text:h>
      <text:p text:style-name="P6">&lt;Use Case&gt;</text:p>
      <text:h text:style-name="P34" text:outline-level="3">4.2.1 Zu pflegende Eigenschaften</text:h>
      <text:p text:style-name="P5">blabla:</text:p>
      <text:list xml:id="list154203463291246" text:continue-numbering="true" text:style-name="L1">
        <text:list-item>
          <text:p text:style-name="P8">lorem</text:p>
        </text:list-item>
        <text:list-item>
          <text:p text:style-name="P8">ipsum</text:p>
        </text:list-item>
        <text:list-item>
          <text:p text:style-name="P10">dolor</text:p>
        </text:list-item>
      </text:list>
      <text:p text:style-name="P4">&lt;Use Case&gt;</text:p>
      <text:h text:style-name="P32" text:outline-level="1">5 Quellen</text:h>
      <text:h text:style-name="P24" text:outline-level="2"><text:span text:style-name="T9">5.</text:span><text:span text:style-name="T10">1</text:span><text:span text:style-name="T9"> Bootstrap</text:span></text:h>
      <text:p text:style-name="P19"><text:a xlink:type="simple" xlink:href="http://getbootstrap.com/" text:style-name="Internet_20_link">http://getbootstrap.com/</text:a></text:p>
      <text:p text:style-name="P1"><text:a xlink:type="simple" xlink:href="http://tutorialbox.de/2013/01/bootstrap-10-gute-gruende-fuer-das-open-source-framework-von-twitter/" text:style-name="Internet_20_link">http://tutorialbox.de/2013/01/bootstrap-10-gute-gruende-fuer-das-open-source-framework-von-twitter/</text:a></text:p>
      <text:p text:style-name="P1"><text:a xlink:type="simple" xlink:href="https://de.wikipedia.org/wiki/Bootstrap_%28Framework%29">https://de.wikipedia.org/wiki/Bootstrap_%28Framework%29</text:a></text:p>
      <text:p text:style-name="P20"><text:a xlink:type="simple" xlink:href="https://www.feenders.de/ratgeber/experten/646-reagierendes-design-webseiten-zukunftssicher-erstellen.html" text:style-name="Internet_20_link">https://www.feenders.de/ratgeber/experten/646-reagierendes-design-webseiten-zukunftssicher-erstellen.html</text:a></text:p>
      <text:p text:style-name="P23"><text:a xlink:type="simple" xlink:href="http://webresourcesdepot.com/20-beautiful-resources-that-complement-twitter-bootstrap/"><text:span text:style-name="T1">http://webresourcesdepot.com/20-beautiful-resources-that-complement-twitter-bootstrap/</text:span></text:a></text:p>
      <text:h text:style-name="P27" text:outline-level="2"><text:span text:style-name="T2">5.2 </text:span><text:span text:style-name="T3">Semantic UI</text:span></text:h>
      <text:p text:style-name="P20"><text:a xlink:type="simple" xlink:href="http://semantic-ui.com/"><text:span text:style-name="T14">http://</text:span></text:a><text:a xlink:type="simple" xlink:href="http://semantic-ui.com/"><text:span text:style-name="T15">semantic-ui</text:span></text:a><text:a xlink:type="simple" xlink:href="http://semantic-ui.com/"><text:span text:style-name="T14">.com/</text:span></text:a></text:p>
      <text:p text:style-name="P21"><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53S</meta:editing-duration>
    <meta:editing-cycles>5</meta:editing-cycles>
    <meta:generator>LibreOffice/4.2.8.2$Linux_X86_64 LibreOffice_project/420m0$Build-2</meta:generator>
    <dc:date>2016-05-05T15:42:03.150029165</dc:date>
    <meta:document-statistic meta:table-count="0" meta:image-count="0" meta:object-count="0" meta:page-count="8" meta:paragraph-count="116" meta:word-count="473" meta:character-count="3439" meta:non-whitespace-character-count="3101"/>
    <meta:user-defined meta:name="Info 1"/>
    <meta:user-defined meta:name="Info 2"/>
    <meta:user-defined meta:name="Info 3"/>
    <meta:user-defined meta:name="Info 4"/>
  </office:meta>
</office:document-meta>
</file>